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934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0597in" style:rel-column-width="1526*"/>
    </style:style>
    <style:style style:name="Tabla3.B" style:family="table-column">
      <style:table-column-properties style:column-width="2.8188in" style:rel-column-width="4059*"/>
    </style:style>
    <style:style style:name="Tabla3.C" style:family="table-column">
      <style:table-column-properties style:column-width="3.0556in" style:rel-column-width="4400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059831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b95b4" officeooo:paragraph-rsid="0016666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e7eda" officeooo:paragraph-rsid="00166666" style:font-size-asian="9pt" style:font-size-complex="9pt"/>
    </style:style>
    <style:style style:name="P12" style:family="paragraph" style:parent-style-name="terp_5f_default_5f_8">
      <style:text-properties style:font-name="Ubuntu Condensed" officeooo:rsid="0001f3b0" officeooo:paragraph-rsid="00059831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3d0174" officeooo:paragraph-rsid="0016666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1e3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8ab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059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5e485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6010a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Ubuntu Condensed" fo:font-size="10pt" officeooo:rsid="005ec368" officeooo:paragraph-rsid="005ec36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6010a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Ubuntu Condensed" fo:font-size="10pt" officeooo:rsid="004d0481" officeooo:paragraph-rsid="006010a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Ubuntu Condensed" fo:font-size="10pt" officeooo:rsid="0032f002" officeooo:paragraph-rsid="006010a5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Ubuntu Condensed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Ubuntu Condensed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4e7eda" officeooo:paragraph-rsid="005b9082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Ubuntu Condensed" fo:font-size="10pt" officeooo:rsid="004e6f0d" officeooo:paragraph-rsid="006010a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Ubuntu Condensed" fo:font-size="10pt" officeooo:rsid="00602850" officeooo:paragraph-rsid="00602850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5">Generals</text:p>
          </table:table-cell>
          <table:table-cell table:style-name="Tabla1.C1" office:value-type="string">
            <text:p text:style-name="P4">Product<text:span text:style-name="T4">s</text:span></text:p>
          </table:table-cell>
        </table:table-row>
      </table:table>
      <text:p text:style-name="P12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25">→<text:span text:style-name="T13"> </text:span></text:p>
            <text:p text:style-name="P25"><text:text-input text:description="&lt;time.strftime(&quot;%d.%m.%Y&quot;, time.strptime(o.date_order, &quot;%Y-%m-%d&quot;))&gt;">start date</text:text-input></text:p>
            <text:p text:style-name="P26"><text:text-input text:description="&lt;o.flight_in&gt;">flight_in</text:text-input></text:p>
            <text:p text:style-name="P34">← </text:p>
            <text:p text:style-name="P27"><text:text-input text:description="&lt;time.strftime(&quot;%d.%m.%Y&quot;, time.strptime(o.end_date, &quot;%Y-%m-%d&quot;))&gt;">end date</text:text-input><text:span text:style-name="T13"> </text:span></text:p>
            <text:p text:style-name="P34"><text:text-input text:description="&lt;o.flight_out&gt;">flight out</text:text-input></text:p>
          </table:table-cell>
          <table:table-cell table:style-name="Tabla2.A1" office:value-type="string">
            <text:p text:style-name="P14"><text:span text:style-name="T8">Lead name</text:span><text:span text:style-name="T6">:</text:span></text:p>
            <text:p text:style-name="P14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24"><text:span text:style-name="T7">Reference</text:span>:</text:p>
            <text:p text:style-name="P21"><text:text-input text:description="&lt;o.client_order_ref&gt;">reference</text:text-input></text:p>
            <text:p text:style-name="P17"><text:span text:style-name="T9">System r</text:span><text:span text:style-name="T7">eference</text:span>:</text:p>
            <text:p text:style-name="P21"><text:text-input text:description="&lt;o.name&gt;">reference</text:text-input></text:p>
            <text:p text:style-name="P30">TTOO</text:p>
            <text:p text:style-name="P35"><text:text-input text:description="&lt;o.partner_id&gt;">partner</text:text-input></text:p>
            <text:p text:style-name="P22"/>
          </table:table-cell>
          <table:table-cell table:style-name="Tabla2.C1" office:value-type="string">
            <text:p text:style-name="P18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9"><text:text-input text:description="&lt;time.strftime(&quot;%d.%m.%Y&quot;, time.strptime(l.start_date, &quot;%Y-%m-%d&quot;))&gt;">start</text:text-input></text:p>
                  <text:p text:style-name="P20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18"><text:text-input text:description="&lt;l.name&gt;">product</text:text-input></text:p>
                  <text:p text:style-name="P13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9"><text:text-input text:description="&lt;if test=&quot;l.sale_context_id.category_id.id == 6&quot;&gt;">hotel</text:text-input></text:p>
                  <text:p text:style-name="P31"><text:text-input text:description="&lt;l.hotel_2_meal_plan_id.name&gt;">meal plan</text:text-input></text:p>
                  <text:p text:style-name="P15"><text:text-input text:description="&lt;for each=&quot;r in l.sale_context_id.hotel_1_rooming_ids&quot;&gt;">start for rooming</text:text-input></text:p>
                  <text:p text:style-name="P16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31"><text:text-input text:description="&lt;/for&gt;">end for rooming</text:text-input></text:p>
                  <text:p text:style-name="P9"><text:text-input text:description="&lt;/if&gt;">/hotel</text:text-input></text:p>
                  <text:p text:style-name="P10"><text:text-input text:description="&lt;if test=&quot;l.sale_context_id.category_id.id == 8&quot;&gt;">transfer</text:text-input></text:p>
                  <text:p text:style-name="P32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0"><text:text-input text:description="&lt;/if&gt;">/transfer</text:text-input></text:p>
                  <text:p text:style-name="P11"><text:text-input text:description="&lt;if test=&quot;l.sale_context_id.category_id.id == 4&quot;&gt;">car</text:text-input></text:p>
                  <text:p text:style-name="P33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1"><text:text-input text:description="&lt;/if&gt;">/car</text:text-input></text:p>
                </table:table-cell>
              </table:table-row>
            </table:table>
            <text:p text:style-name="P28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29">Comments</text:p>
            <text:p text:style-name="P23"><text:text-input text:description="&lt;o.note&gt;">reference</text:text-input></text:p>
          </table:table-cell>
          <table:covered-table-cell/>
        </table:table-row>
      </table:table>
      <text:p text:style-name="P7"><text:text-input text:description="&lt;/for&gt;">end for objects</text:text-input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1T20:05:42.273942448</dc:date>
    <dc:creator>Yuriq Quintana</dc:creator>
    <meta:editing-duration>PT23H10M18S</meta:editing-duration>
    <meta:editing-cycles>86</meta:editing-cycles>
    <meta:generator>LibreOffice/4.2.8.2$Linux_X86_64 LibreOffice_project/420m0$Build-2</meta:generator>
    <meta:document-statistic meta:table-count="3" meta:image-count="0" meta:object-count="0" meta:page-count="1" meta:paragraph-count="41" meta:word-count="153" meta:character-count="527" meta:non-whitespace-character-count="491"/>
  </office:meta>
</office:document-meta>
</file>